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 style:master-page-name="MP0">
      <style:table-properties style:width="17.013cm" fo:margin-left="0cm" fo:margin-right="-0.012cm" style:page-number="auto" fo:break-before="page" table:align="margins"/>
    </style:style>
    <style:style style:name="Tabelle1.A" style:family="table-column">
      <style:table-column-properties style:column-width="2.835cm" style:rel-column-width="10919*"/>
    </style:style>
    <style:style style:name="Tabelle1.B" style:family="table-column">
      <style:table-column-properties style:column-width="2.833cm" style:rel-column-width="10912*"/>
    </style:style>
    <style:style style:name="Tabelle1.F" style:family="table-column">
      <style:table-column-properties style:column-width="2.847cm" style:rel-column-width="109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1.F1" style:family="table-cell">
      <style:table-cell-properties fo:padding="0.097cm" fo:border="0.002cm solid #000000" style:writing-mode="lr-tb"/>
    </style:style>
    <style:style style:name="Tabelle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e1.26" style:family="table-row">
      <style:table-row-properties style:min-row-height="1.058cm"/>
    </style:style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 table:number-columns-repeated="4"/>
        <table:table-column table:style-name="Tabelle1.F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>Leben</text:p>
          </table:table-cell>
          <table:table-cell table:style-name="Tabelle1.A1" office:value-type="string">
            <text:p text:style-name="Table_20_Contents">Credits</text:p>
          </table:table-cell>
          <table:table-cell table:style-name="Tabelle1.A1" office:value-type="string">
            <text:p text:style-name="Table_20_Contents">Schild</text:p>
          </table:table-cell>
          <table:table-cell table:style-name="Tabelle1.A1" office:value-type="string">
            <text:p text:style-name="Table_20_Contents">Schaden</text:p>
          </table:table-cell>
          <table:table-cell table:style-name="Tabelle1.F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Jupiweed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1gramm=2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Kristalearth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1gramm=1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Cocania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1gramm=5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Raketentäuschkörper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1.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">Lenkt Rakten auf sich</text:p>
          </table:table-cell>
          <table:table-cell table:style-name="Tabelle1.F2" office:value-type="string">
            <text:p text:style-name="P2">Nur von Kleinschiffen nutzbar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roßschiff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rundplatte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2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Kommandoposten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1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Lagerraum/ Jägerraum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1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Antrieb</text:p>
          </table:table-cell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5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Reaktor</text:p>
          </table:table-cell>
          <table:table-cell table:style-name="Tabelle1.A2" office:value-type="string">
            <text:p text:style-name="Table_20_Contents">4</text:p>
          </table:table-cell>
          <table:table-cell table:style-name="Tabelle1.A2" office:value-type="string">
            <text:p text:style-name="Table_20_Contents">2.000</text:p>
          </table:table-cell>
          <table:table-cell table:style-name="Tabelle1.A2" office:value-type="string">
            <text:p text:style-name="Table_20_Contents">1für 4 Antriebe</text:p>
          </table:table-cell>
          <table:table-cell table:style-name="Tabelle1.A2" office:value-type="string">
            <text:p text:style-name="Table_20_Contents">Bei 5/6 expl.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Hangator</text:p>
          </table:table-cell>
          <table:table-cell table:style-name="Tabelle1.A2" office:value-type="string">
            <text:p text:style-name="Table_20_Contents">11</text:p>
          </table:table-cell>
          <table:table-cell table:style-name="Tabelle1.A2" office:value-type="string">
            <text:p text:style-name="Table_20_Contents">1.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aitlingturm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 1</text:p>
          </table:table-cell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5.000</text:p>
          </table:table-cell>
          <table:table-cell table:style-name="Tabelle1.A2" office:value-type="string">
            <text:p text:style-name="Table_20_Contents">1 Lauf</text:p>
          </table:table-cell>
          <table:table-cell table:style-name="Tabelle1.A2" office:value-type="string">
            <text:p text:style-name="Table_20_Contents">1 pro W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 2</text:p>
          </table:table-cell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8.000</text:p>
          </table:table-cell>
          <table:table-cell table:style-name="Tabelle1.A2" office:value-type="string">
            <text:p text:style-name="Table_20_Contents">2 Läufe</text:p>
          </table:table-cell>
          <table:table-cell table:style-name="Tabelle1.A2" office:value-type="string">
            <text:p text:style-name="Table_20_Contents">1 „“ zwei W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 3</text:p>
          </table:table-cell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13.000</text:p>
          </table:table-cell>
          <table:table-cell table:style-name="Tabelle1.A2" office:value-type="string">
            <text:p text:style-name="Table_20_Contents">3 Läufe</text:p>
          </table:table-cell>
          <table:table-cell table:style-name="Tabelle1.A2" office:value-type="string">
            <text:p text:style-name="Table_20_Contents">1 „“drei W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Raketenturm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 1</text:p>
          </table:table-cell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4.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Bei 5/6 expl.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2</text:p>
          </table:table-cell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10.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Bei 5/6 expl.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3</text:p>
          </table:table-cell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15.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Bei 5/6 expl.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Rakete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1000</text:p>
          </table:table-cell>
          <table:table-cell table:style-name="Tabelle1.A2" office:value-type="string">
            <text:p text:style-name="Table_20_Contents">Schaden 10</text:p>
          </table:table-cell>
          <table:table-cell table:style-name="Tabelle1.A2" office:value-type="string">
            <text:p text:style-name="Table_20_Contents">Bei 5/6 expl.</text:p>
          </table:table-cell>
          <table:table-cell table:style-name="Tabelle1.F2" office:value-type="string">
            <text:p text:style-name="Table_20_Contents"/>
          </table:table-cell>
        </table:table-row>
        <table:table-row table:style-name="Tabelle1.26">
          <table:table-cell table:style-name="Tabelle1.A2" office:value-type="string">
            <text:p text:style-name="Table_20_Contents">Verfl. Rakete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1500</text:p>
          </table:table-cell>
          <table:table-cell table:style-name="Tabelle1.A2" office:value-type="string">
            <text:p text:style-name="Table_20_Contents">Schaden 12</text:p>
          </table:table-cell>
          <table:table-cell table:style-name="Tabelle1.A2" office:value-type="string">
            <text:p text:style-name="Table_20_Contents">Bei 5/6 expl.</text:p>
          </table:table-cell>
          <table:table-cell table:style-name="Tabelle1.F2" office:value-type="string">
            <text:p text:style-name="Table_20_Contents">Ausweichen bei 4 – 6</text:p>
          </table:table-cell>
        </table:table-row>
        <table:table-row>
          <table:table-cell table:style-name="Tabelle1.A2" office:value-type="string">
            <text:p text:style-name="Table_20_Contents">Wand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 1</text:p>
          </table:table-cell>
          <table:table-cell table:style-name="Tabelle1.A2" office:value-type="string">
            <text:p text:style-name="Table_20_Contents">7</text:p>
          </table:table-cell>
          <table:table-cell table:style-name="Tabelle1.A2" office:value-type="string">
            <text:p text:style-name="Table_20_Contents">4.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 2</text:p>
          </table:table-cell>
          <table:table-cell table:style-name="Tabelle1.A2" office:value-type="string">
            <text:p text:style-name="Table_20_Contents">11</text:p>
          </table:table-cell>
          <table:table-cell table:style-name="Tabelle1.A2" office:value-type="string">
            <text:p text:style-name="Table_20_Contents">7.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yp 3</text:p>
          </table:table-cell>
          <table:table-cell table:style-name="Tabelle1.A2" office:value-type="string">
            <text:p text:style-name="Table_20_Contents">14</text:p>
          </table:table-cell>
          <table:table-cell table:style-name="Tabelle1.A2" office:value-type="string">
            <text:p text:style-name="Table_20_Contents">10.0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Kleinschiffe:</text:p>
          </table:table-cell>
          <table:table-cell table:style-name="Tabelle1.A2" office:value-type="string">
            <text:p text:style-name="Table_20_Contents">Cockpit</text:p>
          </table:table-cell>
          <table:table-cell table:style-name="Tabelle1.A2" office:value-type="string">
            <text:p text:style-name="Table_20_Contents">1500</text:p>
          </table:table-cell>
          <table:table-cell table:style-name="Tabelle1.A2" office:value-type="string">
            <text:p text:style-name="Table_20_Contents">Rak/GAitling</text:p>
          </table:table-cell>
          <table:table-cell table:style-name="Tabelle1.A2" office:value-type="string">
            <text:p text:style-name="Table_20_Contents">500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Antrieb</text:p>
          </table:table-cell>
          <table:table-cell table:style-name="Tabelle1.A2" office:value-type="string">
            <text:p text:style-name="Table_20_Contents">1500</text:p>
          </table:table-cell>
          <table:table-cell table:style-name="Tabelle1.A2" office:value-type="string">
            <text:p text:style-name="Table_20_Contents">Flügel</text:p>
          </table:table-cell>
          <table:table-cell table:style-name="Tabelle1.A2" office:value-type="string">
            <text:p text:style-name="Table_20_Contents">500</text:p>
          </table:table-cell>
          <table:table-cell table:style-name="Tabelle1.A2" office:value-type="string">
            <text:p text:style-name="Table_20_Contents">Grundplatte</text:p>
          </table:table-cell>
          <table:table-cell table:style-name="Tabelle1.F2" office:value-type="string">
            <text:p text:style-name="Table_20_Contents">1000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P1"/>
      <text:p text:style-name="P1"><text:soft-page-break/>Ausrüstung:</text:p>
      <text:p text:style-name="P3"/>
      <text:p text:style-name="P3">Munition: ( eine Kugel )</text:p>
      <text:p text:style-name="P3"><text:tab/>Leichtes Kaliber = 1 Schaden = 2 Credit</text:p>
      <text:p text:style-name="P3"><text:tab/>Schweres Kaliber = 2 Schaden = 5 Credits</text:p>
      <text:p text:style-name="P3"><text:tab/>(benötigt + 5 Stärke )</text:p>
      <text:p text:style-name="P3"><text:tab/>panzerbrechende = 3 Schaden = 30 Credits</text:p>
      <text:p text:style-name="P3"><text:tab/>( benötigt + 7 Stärke )</text:p>
      <text:p text:style-name="P3"/>
      <text:p text:style-name="P3">Granaten:</text:p>
      <text:p text:style-name="P3">( nur eine Pfeillänge Wurfdistanz, mit Aufsatz zwei )</text:p>
      <text:p text:style-name="P3"><text:tab/>Blendgranate = 20 Credits</text:p>
      <text:p text:style-name="P3"><text:tab/>(wirken 1 Runden und -1 auf Würfel <text:s/>)</text:p>
      <text:p text:style-name="P3"><text:tab/>Rauchgranate = 30 Credits+</text:p>
      <text:p text:style-name="P3"/>
      <text:p text:style-name="P3"><text:tab/>(wirken 3 Runden )</text:p>
      <text:p text:style-name="P3"><text:tab/>Granate = 50 Credits = 3 Schaden auf alle Körperregionen</text:p>
      <text:p text:style-name="P3"><text:tab/>( bei Treffer wirkt dieser einen halben Pfeilradius)</text:p>
      <text:p text:style-name="P3"/>
      <text:p text:style-name="P3">Sturmgewehr = 500 Credits</text:p>
      <text:p text:style-name="P3">( ab stärke 10 führbar sonst )</text:p>
      <text:p text:style-name="P3"><text:tab/>Granatwerferaufsatz = 250 Credits</text:p>
      <text:p text:style-name="P3"><text:tab/>( benötigt + 10 Stärke )</text:p>
      <text:p text:style-name="P3"/>
      <text:p text:style-name="P3"/>
      <text:p text:style-name="P3">Sniper = 500 Credits</text:p>
      <text:p text:style-name="P3">( nur zweihändig führbar u. ab Stärke 5 )</text:p>
      <text:p text:style-name="P3"/>
      <text:p text:style-name="P3">Handfeuerwaffe = 200 Credits</text:p>
      <text:p text:style-name="P3">(ab Stärke 3 )</text:p>
      <text:p text:style-name="P3">(wie ein Strumgewehr, 2er Salve, jeder Munitionstyp)</text:p>
      <text:p text:style-name="P3"/>
      <text:p text:style-name="P3">Anzug:</text:p>
      <text:p text:style-name="P3">Raumfähig: 400</text:p>
      <text:p text:style-name="P3">Aktive Tarnung: 200</text:p>
      <text:p text:style-name="P3">Helm ( max. Panzerung 4 | Ein Panzerungspunkt = 300 )</text:p>
      <text:p text:style-name="P3">Körperpanzer ( max. Panzerung 3 | Ein Panzerpunkt = 500 )</text:p>
      <text:p text:style-name="P3"/>
      <text:p text:style-name="P3"/>
      <text:p text:style-name="P3">Sonstiges:</text:p>
      <text:p text:style-name="P3"/>
      <text:p text:style-name="P3">Medikit: 300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6M16S</meta:editing-duration>
    <meta:editing-cycles>7</meta:editing-cycles>
    <meta:generator>OpenOffice/4.1.5$Win32 OpenOffice.org_project/415m1$Build-9789</meta:generator>
    <dc:date>2020-01-18T23:20:10.73</dc:date>
    <meta:document-statistic meta:table-count="1" meta:image-count="0" meta:object-count="0" meta:page-count="2" meta:paragraph-count="127" meta:word-count="309" meta:character-count="1603"/>
    <meta:user-defined meta:name="Info 1"/>
    <meta:user-defined meta:name="Info 2"/>
    <meta:user-defined meta:name="Info 3"/>
    <meta:user-defined meta:name="Info 4"/>
  </office:meta>
</office:document-meta>
</file>